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InstanceImpl.addElementValue( String memberName , boolean memberIsArray , Object value , SourcePosition sourcePos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nnotationInstanceImpl.getAnnot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stanceImpl.getDelegateX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stanc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Instance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stanceImpl.AnnotationInstanceImpl( XTag tag , XProgramElement element , AnnotationType type , HashMap elemen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InstanceImpl.getElemen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stanceImpl.getContaining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InstanceImpl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